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預設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預設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預設_20_1-notes">
      <style:graphic-properties draw:fill-color="#ffffff" fo:min-height="13.364cm"/>
    </style:style>
    <style:style style:name="co1" style:family="table-column">
      <style:table-column-properties style:column-width="1.693cm" style:use-optimal-column-width="false"/>
    </style:style>
    <style:style style:name="co2" style:family="table-column">
      <style:table-column-properties style:column-width="1.695cm" style:use-optimal-column-width="false"/>
    </style:style>
    <style:style style:name="ro1" style:family="table-row">
      <style:table-row-properties style:row-height="1.351cm"/>
    </style:style>
    <style:style style:name="ce1" style:family="table-cell">
      <style:graphic-properties draw:fill="solid" draw:fill-color="#4e67c8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4e67c8" style:repeat="repeat" draw:textarea-vertical-align="top" fo:padding-top="0.127cm" fo:padding-bottom="0.127cm" fo:padding-left="0.254cm" fo:padding-right="0.254cm"/>
      <style:paragraph-properties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>
      <style:graphic-properties draw:fill="solid" draw:fill-color="#4e67c8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letter-spacing="normal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55cm" fo:margin-bottom="0.106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41cm" fo:margin-bottom="0.106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style:text-line-through-style="none" fo:font-family="'Trebuchet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text-line-through-style="none" fo:font-family="'Trebuchet MS'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3" style:family="text">
      <style:text-properties fo:color="#ffffff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404040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404040" style:text-line-through-style="none" fo:font-family="'Trebuchet MS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40404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404040" style:text-line-through-style="none" fo:font-family="'Trebuchet MS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40404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*">
        <style:list-level-properties text:space-before="0.001cm" text:min-label-width="0.888cm"/>
        <style:text-properties fo:font-family="Georgia" style:font-family-generic="roman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name="副標題 2" presentation:style-name="pr1" draw:text-style-name="P2" draw:layer="layout" svg:width="18.606cm" svg:height="2.449cm" svg:x="4.094cm" svg:y="14.035cm" presentation:class="subtitle" presentation:user-transformed="true">
          <draw:text-box>
            <text:list text:style-name="L1">
              <text:list-item>
                <text:p text:style-name="P1"><text:span text:style-name="T1">字串就是字元所組成的序列</text:span></text:p>
              </text:list-item>
            </text:list>
          </draw:text-box>
        </draw:frame>
        <draw:frame draw:name="標題 1" presentation:style-name="pr2" draw:text-style-name="P2" draw:layer="layout" svg:width="19.931cm" svg:height="4.98cm" svg:x="2.271cm" svg:y="8.701cm" presentation:class="title" presentation:user-transformed="true">
          <draw:text-box>
            <text:list text:style-name="L1">
              <text:list-item>
                <text:p text:style-name="P3"><text:span text:style-name="T2">Strings,tuples, and I/O</text:span></text:p>
              </text:list-item>
            </text:list>
          </draw:text-box>
        </draw:frame>
        <draw:frame draw:name="表格 5" draw:style-name="standard" draw:layer="layout" svg:width="16.931cm" svg:height="1.35cm" svg:x="4.699cm" svg:y="12.52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4"><text:span text:style-name="T3">I</text:span></text:p>
              </table:table-cell>
              <table:table-cell table:style-name="ce2"/>
              <table:table-cell>
                <text:p text:style-name="P5"><text:span text:style-name="T3">a</text:span></text:p>
              </table:table-cell>
              <table:table-cell table:style-name="ce1">
                <text:p text:style-name="P6"><text:span text:style-name="T3">m</text:span></text:p>
              </table:table-cell>
              <table:table-cell>
                <text:p text:style-name="P5"><text:span text:style-name="T3"><text:s/></text:span></text:p>
              </table:table-cell>
              <table:table-cell>
                <text:p text:style-name="P5"><text:span text:style-name="T3">g</text:span></text:p>
              </table:table-cell>
              <table:table-cell>
                <text:p text:style-name="P5"><text:span text:style-name="T3">o</text:span></text:p>
              </table:table-cell>
              <table:table-cell>
                <text:p text:style-name="P5"><text:span text:style-name="T3">o</text:span></text:p>
              </table:table-cell>
              <table:table-cell>
                <text:p text:style-name="P5"><text:span text:style-name="T3">d</text:span></text:p>
              </table:table-cell>
              <table:table-cell>
                <text:p text:style-name="P5"><text:span text:style-name="T3">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文字方塊 6" draw:style-name="gr1" draw:text-style-name="P2" draw:layer="layout" svg:width="16.61cm" svg:height="1.013cm" svg:x="4.756cm" svg:y="11.419cm">
          <text:p text:style-name="P7"><text:span text:style-name="T4">0 <text:s text:c="8"/>1 <text:s text:c="6"/>2 <text:s text:c="6"/>3 <text:s text:c="7"/>4 <text:s text:c="6"/>5 <text:s text:c="5"/>6 <text:s text:c="7"/>7 <text:s text:c="6"/>8 <text:s text:c="7"/>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字串 string" draw:style-name="dp1" draw:master-page-name="預設_20_1" presentation:presentation-page-layout-name="AL2T11">
        <draw:frame draw:name="標題 1" presentation:style-name="pr4" draw:text-style-name="P2" draw:layer="layout" svg:width="21.401cm" svg:height="3.174cm" svg:x="2.499cm" svg:y="0.524cm" presentation:class="title" presentation:user-transformed="true">
          <draw:text-box>
            <text:p text:style-name="P1"><text:span text:style-name="T2">字串 </text:span><text:span text:style-name="T2">string</text:span></text:p>
          </draw:text-box>
        </draw:frame>
        <draw:frame draw:name="內容版面配置區 2" presentation:style-name="pr5" draw:text-style-name="P2" draw:layer="layout" svg:width="20.401cm" svg:height="13.601cm" svg:x="3.299cm" svg:y="4.124cm" presentation:class="outline" presentation:user-transformed="true">
          <draw:text-box>
            <text:list text:style-name="L3">
              <text:list-item>
                <text:p text:style-name="P8"><text:span text:style-name="T5"><text:s/></text:span><text:span text:style-name="T5">我們已經接觸過字串：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<text:s/></text:span><text:span text:style-name="T6">print(“hello world!”) #</text:span><text:span text:style-name="T6">印出字串</text:span></text:p>
                  </text:list-item>
                  <text:list-item>
                    <text:p text:style-name="P9"><text:span text:style-name="T6"><text:s/></text:span><text:span text:style-name="T6">字串的元素—字元，可以是任何文字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字串的型別是 </text:span><text:span text:style-name="T6">str</text:span></text:p>
              </text:list-item>
              <text:list-item>
                <text:p text:style-name="P10"><text:span text:style-name="T6"><text:s/></text:span><text:span text:style-name="T6">字串可以用單引號或雙引號包圍</text:span><text:span text:style-name="T6"><text:line-break/></text:span><text:span text:style-name="T6"> </text:span><text:span text:style-name="T6">(</text:span><text:span text:style-name="T6">甚至是三個引號</text:span><text:span text:style-name="T6">)</text:span></text:p>
              </text:list-item>
              <text:list-item>
                <text:p text:style-name="P10"><text:span text:style-name="T6"><text:s/></text:span><text:span text:style-name="T6">空字串是 </text:span><text:span text:style-name="T6">'' </text:span><text:span text:style-name="T6">或 <text:s/></text:span><text:span text:style-name="T6">''''</text:span></text:p>
              </text:list-item>
              <text:list-item>
                <text:p text:style-name="P10"><text:span text:style-name="T6"><text:s/></text:span><text:span text:style-name="T6">Python </text:span><text:span text:style-name="T6">把字元當作長度為</text:span><text:span text:style-name="T6">1 </text:span><text:span text:style-name="T6">的字串。</text:span></text:p>
                <text:p text:style-name="P10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_20_1" presentation:presentation-page-layout-name="AL2T11">
        <draw:frame draw:name="標題 1" presentation:style-name="pr4" draw:text-style-name="P2" draw:layer="layout" svg:width="21.401cm" svg:height="3.174cm" svg:x="2.499cm" svg:y="0.524cm" presentation:class="title" presentation:user-transformed="true">
          <draw:text-box>
            <text:p text:style-name="P1"><text:span text:style-name="T2">字串的基本操作</text:span></text:p>
          </draw:text-box>
        </draw:frame>
        <draw:frame draw:name="內容版面配置區 2" presentation:style-name="pr5" draw:text-style-name="P2" draw:layer="layout" svg:width="20.401cm" svg:height="13.601cm" svg:x="3.299cm" svg:y="4.124cm" presentation:class="outline" presentation:user-transformed="true">
          <draw:text-box>
            <text:list text:style-name="L3">
              <text:list-item>
                <text:p text:style-name="P8"><text:span text:style-name="T6"><text:s/></text:span><text:span text:style-name="T6">s = 'he is a good man.'</text:span></text:p>
              </text:list-item>
              <text:list-item>
                <text:p text:style-name="P8"><text:span text:style-name="T6"><text:s/></text:span><text:span text:style-name="T6">索引操作 </text:span><text:span text:style-name="T6"># </text:span><text:span text:style-name="T6">取單一字元</text:span></text:p>
                <text:list>
                  <text:list-item>
                    <text:p text:style-name="P10"><text:span text:style-name="T6">s[3] ==&gt;'i'</text:span></text:p>
                  </text:list-item>
                  <text:list-item>
                    <text:p text:style-name="P10"><text:span text:style-name="T6">s[-2] ==&gt;'n' # -1 </text:span><text:span text:style-name="T6">表示最後一個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切片操作 </text:span><text:span text:style-name="T6"># </text:span><text:span text:style-name="T6">取部分字元</text:span></text:p>
                <text:list>
                  <text:list-item>
                    <text:p text:style-name="P10"><text:span text:style-name="T6">s[3:7] ==&gt; 'is a' <text:s text:c="2"/># </text:span><text:span text:style-name="T6">不包含最後的索引值</text:span></text:p>
                  </text:list-item>
                  <text:list-item>
                    <text:p text:style-name="P10"><text:span text:style-name="T6">s[9:] ==&gt; 'ood man.' #</text:span><text:span text:style-name="T6">取到最後</text:span></text:p>
                  </text:list-item>
                  <text:list-item>
                    <text:p text:style-name="P10"><text:span text:style-name="T6">s[:6] ==&gt; 'he is ' <text:s/>#</text:span><text:span text:style-name="T6">從頭開始取</text:span></text:p>
                  </text:list-item>
                  <text:list-item>
                    <text:p text:style-name="P10"><text:span text:style-name="T6">S[1:9:3] ==&gt; 'es om.' <text:s/>#</text:span><text:span text:style-name="T6">隔三取一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_20_1" presentation:presentation-page-layout-name="AL2T11">
        <draw:frame draw:name="標題 1" presentation:style-name="pr4" draw:text-style-name="P2" draw:layer="layout" svg:width="21.401cm" svg:height="3.174cm" svg:x="2.499cm" svg:y="0.524cm" presentation:class="title" presentation:user-transformed="true">
          <draw:text-box>
            <text:p text:style-name="P1"><text:span text:style-name="T2">字串的基本操作</text:span></text:p>
          </draw:text-box>
        </draw:frame>
        <draw:frame draw:name="內容版面配置區 2" presentation:style-name="pr5" draw:text-style-name="P2" draw:layer="layout" svg:width="20.401cm" svg:height="13.601cm" svg:x="3.299cm" svg:y="4.124cm" presentation:class="outline" presentation:user-transformed="true">
          <draw:text-box>
            <text:list text:style-name="L3">
              <text:list-item>
                <text:p text:style-name="P8"><text:span text:style-name="T6"><text:s/></text:span><text:span text:style-name="T6">s = 'he is a good man.'</text:span></text:p>
              </text:list-item>
              <text:list-item>
                <text:p text:style-name="P8"><text:span text:style-name="T6"><text:s/></text:span><text:span text:style-name="T6">串接操作 <text:s/></text:span><text:span text:style-name="T6">+</text:span></text:p>
                <text:list>
                  <text:list-item>
                    <text:p text:style-name="P10"><text:span text:style-name="T6">'be ' + 'happy.' ==&gt; 'be happy.'</text:span></text:p>
                  </text:list-item>
                  <text:list-item>
                    <text:p text:style-name="P10"><text:span text:style-name="T6">s + ' ye!' ==&gt; 'he is a good man. ye!'</text:span></text:p>
                  </text:list-item>
                </text:list>
              </text:list-item>
              <text:list-item>
                <text:p text:style-name="P8"><text:span text:style-name="T6"><text:s/></text:span><text:span text:style-name="T6">複製操作 <text:s/></text:span><text:span text:style-name="T6">*</text:span></text:p>
                <text:list>
                  <text:list-item>
                    <text:p text:style-name="P10"><text:span text:style-name="T6">'good!' * 3 ==&gt; 'good!good!good!'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求長度</text:span></text:p>
                <text:list>
                  <text:list-item>
                    <text:p text:style-name="P10"><text:span text:style-name="T6">len(s) ==&gt; 1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_20_1" presentation:presentation-page-layout-name="AL2T11">
        <draw:frame draw:name="標題 1" presentation:style-name="pr4" draw:text-style-name="P2" draw:layer="layout" svg:width="21.401cm" svg:height="3.174cm" svg:x="2.499cm" svg:y="0.524cm" presentation:class="title" presentation:user-transformed="true">
          <draw:text-box>
            <text:p text:style-name="P1"><text:span text:style-name="T2">字串的基本操作</text:span></text:p>
          </draw:text-box>
        </draw:frame>
        <draw:frame draw:name="內容版面配置區 2" presentation:style-name="pr5" draw:text-style-name="P2" draw:layer="layout" svg:width="20.401cm" svg:height="13.601cm" svg:x="3.299cm" svg:y="4.124cm" presentation:class="outline" presentation:user-transformed="true">
          <draw:text-box>
            <text:list text:style-name="L3">
              <text:list-item>
                <text:p text:style-name="P8"><text:span text:style-name="T6"><text:s/></text:span><text:span text:style-name="T6">s = 'he is a good man.'</text:span></text:p>
              </text:list-item>
              <text:list-item>
                <text:p text:style-name="P8"><text:span text:style-name="T6"><text:s/></text:span><text:span text:style-name="T6">有關英文字母的轉換</text:span></text:p>
                <text:list>
                  <text:list-item>
                    <text:p text:style-name="P10"><text:span text:style-name="T6">s.upper() ==&gt; 'HE IS A GOOD MAN.'</text:span></text:p>
                  </text:list-item>
                  <text:list-item>
                    <text:p text:style-name="P10"><text:span text:style-name="T6">s.title() ==&gt; 'He Is A Good Man.'</text:span></text:p>
                  </text:list-item>
                  <text:list-item>
                    <text:p text:style-name="P10"><text:span text:style-name="T6">....</text:span></text:p>
                  </text:list-item>
                </text:list>
              </text:list-item>
              <text:list-item>
                <text:p text:style-name="P10"><text:span text:style-name="T6"><text:s text:c="2"/></text:span><text:span text:style-name="T6">練習</text:span></text:p>
                <text:list>
                  <text:list-item>
                    <text:p text:style-name="P10"><text:span text:style-name="T6">7-1, 7-2, 7-3, 7-5, 7-7</text:span></text:p>
                  </text:list-item>
                  <text:list-item>
                    <text:p text:style-name="P10"><text:span text:style-name="T6">習題 </text:span><text:span text:style-name="T6">Q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與字串有關的內建函數 " draw:style-name="dp1" draw:master-page-name="預設_20_1" presentation:presentation-page-layout-name="AL2T11">
        <draw:frame draw:name="標題 1" presentation:style-name="pr4" draw:text-style-name="P2" draw:layer="layout" svg:width="21.401cm" svg:height="3.174cm" svg:x="2.499cm" svg:y="0.524cm" presentation:class="title" presentation:user-transformed="true">
          <draw:text-box>
            <text:p text:style-name="P1"><text:span text:style-name="T2">字串的進階操作 </text:span></text:p>
          </draw:text-box>
        </draw:frame>
        <draw:frame draw:name="內容版面配置區 2" presentation:style-name="pr5" draw:text-style-name="P2" draw:layer="layout" svg:width="20.401cm" svg:height="13.601cm" svg:x="3.299cm" svg:y="4.124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s = 'How many coins do you have?'</text:span></text:p>
              </text:list-item>
              <text:list-item>
                <text:p text:style-name="P8"><text:span text:style-name="T7"><text:s/></text:span><text:span text:style-name="T7">找出子字串</text:span></text:p>
                <text:list>
                  <text:list-item>
                    <text:p text:style-name="P10"><text:span text:style-name="T7">s.find('co') ==&gt; 9</text:span></text:p>
                  </text:list-item>
                  <text:list-item>
                    <text:p text:style-name="P10"><text:span text:style-name="T7">s.find('good') ==&gt; -1</text:span></text:p>
                  </text:list-item>
                  <text:list-item>
                    <text:p text:style-name="P10"><text:span text:style-name="T7">s.rfind('o') ==&gt; 16</text:span></text:p>
                  </text:list-item>
                </text:list>
              </text:list-item>
              <text:list-item>
                <text:p text:style-name="P8"><text:span text:style-name="T7"><text:s/></text:span><text:span text:style-name="T7">確認是否包含某子字串</text:span></text:p>
                <text:list>
                  <text:list-item>
                    <text:p text:style-name="P10"><text:span text:style-name="T7">'do' in s ==&gt; True</text:span></text:p>
                  </text:list-item>
                  <text:list-item>
                    <text:p text:style-name="P10"><text:span text:style-name="T7">'monkey' in 'I love you.' ==&gt; 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預設_20_1" presentation:presentation-page-layout-name="AL2T11">
        <draw:frame draw:name="標題 1" presentation:style-name="pr4" draw:text-style-name="P2" draw:layer="layout" svg:width="21.401cm" svg:height="3.174cm" svg:x="2.499cm" svg:y="0.524cm" presentation:class="title" presentation:user-transformed="true">
          <draw:text-box>
            <text:p text:style-name="P1"><text:span text:style-name="T2">字串的進階操作 </text:span></text:p>
          </draw:text-box>
        </draw:frame>
        <draw:frame draw:name="內容版面配置區 2" presentation:style-name="pr5" draw:text-style-name="P2" draw:layer="layout" svg:width="23.2cm" svg:height="13.601cm" svg:x="1.2cm" svg:y="4.124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s = 'How many coins do you have?'</text:span></text:p>
              </text:list-item>
              <text:list-item>
                <text:p text:style-name="P8"><text:span text:style-name="T7"><text:s text:c="2"/></text:span><text:span text:style-name="T7">計算子字串出現的次數</text:span></text:p>
                <text:list>
                  <text:list-item>
                    <text:p text:style-name="P10"><text:span text:style-name="T7"><text:s/></text:span><text:span text:style-name="T7">s.count('o') ==&gt; 4</text:span></text:p>
                  </text:list-item>
                  <text:list-item>
                    <text:p text:style-name="P10"><text:span text:style-name="T7"><text:s/></text:span><text:span text:style-name="T7">s.count('try') ==&gt; 0</text:span></text:p>
                  </text:list-item>
                  <text:list-item>
                    <text:p text:style-name="P10"><text:span text:style-name="T7">'banana'.count('ana') ==&gt; 1</text:span></text:p>
                  </text:list-item>
                </text:list>
              </text:list-item>
              <text:list-item>
                <text:p text:style-name="P8"><text:span text:style-name="T7"><text:s text:c="2"/></text:span><text:span text:style-name="T7">代換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s.replace(' ','_') ==&gt; 'How_many_coins_do_you_have?'</text:span></text:p>
                  </text:list-item>
                </text:list>
              </text:list-item>
              <text:list-item>
                <text:p text:style-name="P10"><text:span text:style-name="T7">練習</text:span></text:p>
                <text:list>
                  <text:list-item>
                    <text:p text:style-name="P10"><text:span text:style-name="T7">觀念驗證 </text:span><text:span text:style-name="T7">8.1, 8.2, 8.3, 8.4, 8.5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常用的字串的方法(methods) " draw:style-name="dp1" draw:master-page-name="預設_20_1" presentation:presentation-page-layout-name="AL2T11">
        <draw:frame draw:name="標題 1" presentation:style-name="pr4" draw:text-style-name="P2" draw:layer="layout" svg:width="22.6cm" svg:height="3.174cm" svg:x="1.6cm" svg:y="0.524cm" presentation:class="title" presentation:user-transformed="true">
          <draw:text-box>
            <text:p text:style-name="P1"><text:span text:style-name="T2">常用的字串的方法</text:span><text:span text:style-name="T2">(</text:span><text:span text:style-name="T2">補</text:span><text:span text:style-name="T2">) </text:span></text:p>
          </draw:text-box>
        </draw:frame>
        <draw:frame draw:name="內容版面配置區 2" presentation:style-name="pr5" draw:text-style-name="P2" draw:layer="layout" svg:width="22.001cm" svg:height="13.601cm" svg:x="2.2cm" svg:y="4.124cm" presentation:class="outline" presentation:user-transformed="true">
          <draw:text-box>
            <text:list text:style-name="L3">
              <text:list-item>
                <text:p text:style-name="P8"><text:span text:style-name="T8">方法是指某種資料專用的函數。使用時必須以</text:span><text:span text:style-name="T8"><text:line-break/></text:span><text:span text:style-name="T8">該類型物件來啟動</text:span><text:span text:style-name="T8">: </text:span></text:p>
                <text:list>
                  <text:list-item>
                    <text:p text:style-name="P10"><text:span text:style-name="T6">s.capitalize() </text:span><text:span text:style-name="T6">第一個字母改大寫</text:span></text:p>
                  </text:list-item>
                  <text:list-item>
                    <text:p text:style-name="P10"><text:span text:style-name="T6"><text:s/></text:span><text:span text:style-name="T6">s.title() </text:span><text:span text:style-name="T6">每個字的第一個字母大寫</text:span></text:p>
                  </text:list-item>
                  <text:list-item>
                    <text:p text:style-name="P10"><text:span text:style-name="T8"><text:s/></text:span><text:span text:style-name="T6">s.upper() </text:span><text:span text:style-name="T6">全部換大寫 <text:s text:c="2"/></text:span></text:p>
                  </text:list-item>
                  <text:list-item>
                    <text:p text:style-name="P10"><text:span text:style-name="T6"><text:s/></text:span><text:span text:style-name="T6">s.lower() </text:span><text:span text:style-name="T6">全部換小寫</text:span></text:p>
                  </text:list-item>
                  <text:list-item>
                    <text:p text:style-name="P10"><text:span text:style-name="T6"><text:s/></text:span><text:span text:style-name="T6">s.strip() </text:span><text:span text:style-name="T6">去掉頭尾的空白</text:span><text:span text:style-name="T6">(</text:span><text:span text:style-name="T6">包括 </text:span><text:span text:style-name="T6">tab)</text:span></text:p>
                  </text:list-item>
                  <text:list-item>
                    <text:p text:style-name="P10"><text:span text:style-name="T6"><text:s/></text:span><text:span text:style-name="T6">s.replace(oldS,newS) </text:span><text:span text:style-name="T6">老字串以新字串代換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字串的方法(methods) " draw:style-name="dp1" draw:master-page-name="預設_20_1" presentation:presentation-page-layout-name="AL2T11">
        <draw:frame draw:name="標題 1" presentation:style-name="pr4" draw:text-style-name="P2" draw:layer="layout" svg:width="21.401cm" svg:height="3.174cm" svg:x="2.499cm" svg:y="0.524cm" presentation:class="title" presentation:user-transformed="true">
          <draw:text-box>
            <text:p text:style-name="P1"><text:span text:style-name="T2">字串的方法</text:span><text:span text:style-name="T2">(</text:span><text:span text:style-name="T2">補</text:span><text:span text:style-name="T2">) </text:span></text:p>
          </draw:text-box>
        </draw:frame>
        <draw:frame draw:name="內容版面配置區 2" presentation:style-name="pr5" draw:text-style-name="P2" draw:layer="layout" svg:width="20.401cm" svg:height="13.601cm" svg:x="3.299cm" svg:y="4.124cm" presentation:class="outline" presentation:user-transformed="true">
          <draw:text-box>
            <text:list text:style-name="L3">
              <text:list-item>
                <text:p text:style-name="P8"><text:span text:style-name="T6"><text:s/></text:span><text:span text:style-name="T6">s.startwith(sub,[start],[end])</text:span><text:span text:style-name="T6"><text:line-break/></text:span><text:span text:style-name="T6"> </text:span><text:span text:style-name="T6">是否以 </text:span><text:span text:style-name="T6">sub </text:span><text:span text:style-name="T6">開頭</text:span></text:p>
              </text:list-item>
              <text:list-item>
                <text:p text:style-name="P8"><text:span text:style-name="T6"><text:s/></text:span><text:span text:style-name="T6">s.endwith(sub,[start],[end])</text:span><text:span text:style-name="T6"><text:line-break/></text:span><text:span text:style-name="T6"> </text:span><text:span text:style-name="T6">是否以 </text:span><text:span text:style-name="T6">sub </text:span><text:span text:style-name="T6">結束</text:span></text:p>
              </text:list-item>
              <text:list-item>
                <text:p text:style-name="P8"><text:span text:style-name="T6"><text:s/></text:span><text:span text:style-name="T6">s.istitle()</text:span><text:span text:style-name="T6"><text:line-break/></text:span><text:span text:style-name="T6"> </text:span><text:span text:style-name="T6">是否每個字都大寫開頭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字串的方法(methods) " draw:style-name="dp1" draw:master-page-name="預設_20_1" presentation:presentation-page-layout-name="AL2T11">
        <draw:frame draw:name="標題 1" presentation:style-name="pr4" draw:text-style-name="P2" draw:layer="layout" svg:width="21.401cm" svg:height="3.174cm" svg:x="2.499cm" svg:y="0.524cm" presentation:class="title" presentation:user-transformed="true">
          <draw:text-box>
            <text:p text:style-name="P1"><text:span text:style-name="T2">字串的方法</text:span><text:span text:style-name="T2">==</text:span><text:span text:style-name="T2">格式化</text:span><text:span text:style-name="T2">(</text:span><text:span text:style-name="T2">補</text:span><text:span text:style-name="T2">) </text:span></text:p>
          </draw:text-box>
        </draw:frame>
        <draw:frame draw:name="內容版面配置區 2" presentation:style-name="pr5" draw:text-style-name="P2" draw:layer="layout" svg:width="20.401cm" svg:height="13.601cm" svg:x="3.299cm" svg:y="4.124cm" presentation:class="outline" presentation:user-transformed="true">
          <draw:text-box>
            <text:list text:style-name="L3">
              <text:list-item>
                <text:p text:style-name="P8"><text:span text:style-name="T6">s.rjust(w) </text:span><text:span text:style-name="T6">用 </text:span><text:span text:style-name="T6">w </text:span><text:span text:style-name="T6">的長度靠右</text:span></text:p>
              </text:list-item>
              <text:list-item>
                <text:p text:style-name="P8"><text:span text:style-name="T6"><text:s/></text:span><text:span text:style-name="T6">s.center(w)</text:span><text:span text:style-name="T6">用 </text:span><text:span text:style-name="T6">w </text:span><text:span text:style-name="T6">的長度置中</text:span></text:p>
              </text:list-item>
              <text:list-item>
                <text:p text:style-name="P8"><text:span text:style-name="T6"><text:s/></text:span><text:span text:style-name="T6">s.ljust(w) <text:s/></text:span><text:span text:style-name="T6">用 </text:span><text:span text:style-name="T6">w </text:span><text:span text:style-name="T6">的長度靠左</text:span></text:p>
              </text:list-item>
            </text:list>
            <text:p text:style-name="P8"><text:span text:style-name="T6"/></text:p>
            <text:list text:continue-numbering="true" text:style-name="L3">
              <text:list-item>
                <text:p text:style-name="P8"><text:span text:style-name="T5"><text:s/></text:span><text:span text:style-name="T5">我們可以用 </text:span><text:span text:style-name="T5">dir(str) </text:span><text:span text:style-name="T5">看出字串有哪些方法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作業" draw:style-name="dp1" draw:master-page-name="預設_20_1" presentation:presentation-page-layout-name="AL2T11">
        <draw:frame draw:name="標題 1" presentation:style-name="pr4" draw:text-style-name="P2" draw:layer="layout" svg:width="25.399cm" svg:height="3.174cm" svg:x="0cm" svg:y="0.524cm" presentation:class="title" presentation:user-transformed="true">
          <draw:text-box>
            <text:p text:style-name="P1"><text:span text:style-name="T2">Tuple: </text:span><text:span text:style-name="T2">一組有順序的物件</text:span></text:p>
          </draw:text-box>
        </draw:frame>
        <draw:frame draw:name="內容版面配置區 2" presentation:style-name="pr5" draw:text-style-name="P2" draw:layer="layout" svg:width="22.201cm" svg:height="13.601cm" svg:x="1.499cm" svg:y="4.124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處理大量資料，我們需要容器型的資料型態。</text:span></text:p>
                <text:list>
                  <text:list-item>
                    <text:p text:style-name="P10"><text:span text:style-name="T7">字串就是一種容器</text:span></text:p>
                  </text:list-item>
                </text:list>
              </text:list-item>
              <text:list-item>
                <text:p text:style-name="P10"><text:span text:style-name="T7"><text:s text:c="2"/></text:span><text:span text:style-name="T7">字串可以儲存一串字元，</text:span><text:span text:style-name="T7">tuple </text:span><text:span text:style-name="T7">則可以儲存一串</text:span><text:span text:style-name="T7"><text:line-break/></text:span><text:span text:style-name="T7"> <text:s/>任何物件。</text:span></text:p>
                <text:list>
                  <text:list-item>
                    <text:p text:style-name="P10"><text:span text:style-name="T7">Tuple </text:span><text:span text:style-name="T7">以小括號包住其元素</text:span><text:span text:style-name="T7"><text:line-break/></text:span><text:span text:style-name="T7">a = (1,5.4,'abc',True) <text:s text:c="2"/># a is a tuple</text:span></text:p>
                  </text:list-item>
                  <text:list-item>
                    <text:p text:style-name="P10"><text:span text:style-name="T7">空的 </text:span><text:span text:style-name="T7">tuple : ()</text:span></text:p>
                  </text:list-item>
                  <text:list-item>
                    <text:p text:style-name="P10"><text:span text:style-name="T7">只有一個元素的 </text:span><text:span text:style-name="T7">tuple : ('abc',)</text:span><text:span text:style-name="T7"><text:line-break/></text:span><text:span text:style-name="T7">少了逗點，小括號就變成優先計算的運算式</text:span></text:p>
                  </text:list-item>
                  <text:list-item>
                    <text:p text:style-name="P10"><text:span text:style-name="T7">觀念驗證 </text:span><text:span text:style-name="T7">9.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_20_1" presentation:presentation-page-layout-name="AL2T11">
        <draw:frame draw:name="標題 1" presentation:style-name="pr4" draw:text-style-name="P2" draw:layer="layout" svg:width="25.399cm" svg:height="3.174cm" svg:x="0cm" svg:y="0.524cm" presentation:class="title" presentation:user-transformed="true">
          <draw:text-box>
            <text:p text:style-name="P1"><text:span text:style-name="T2">Tuple </text:span><text:span text:style-name="T2">的操作</text:span></text:p>
          </draw:text-box>
        </draw:frame>
        <draw:frame draw:name="內容版面配置區 2" presentation:style-name="pr5" draw:text-style-name="P2" draw:layer="layout" svg:width="22.201cm" svg:height="13.601cm" svg:x="1.499cm" svg:y="4.124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求長度</text:span></text:p>
                <text:list>
                  <text:list-item>
                    <text:p text:style-name="P10"><text:span text:style-name="T7">使用 </text:span><text:span text:style-name="T7">len(t) </text:span><text:span text:style-name="T7">函式</text:span></text:p>
                  </text:list-item>
                </text:list>
              </text:list-item>
              <text:list-item>
                <text:p text:style-name="P10"><text:span text:style-name="T7"><text:s text:c="2"/></text:span><text:span text:style-name="T7">索引及切片</text:span></text:p>
                <text:list>
                  <text:list-item>
                    <text:p text:style-name="P10"><text:span text:style-name="T7">a = (12,7.6,'abc',(5,4),('b','d'))</text:span></text:p>
                  </text:list-item>
                  <text:list-item>
                    <text:p text:style-name="P10"><text:span text:style-name="T7">a[0] ==&gt; 12</text:span></text:p>
                  </text:list-item>
                  <text:list-item>
                    <text:p text:style-name="P10"><text:span text:style-name="T7">a[2:4] ==&gt; ('abc',(5,4))</text:span></text:p>
                  </text:list-item>
                  <text:list-item>
                    <text:p text:style-name="P10"><text:span text:style-name="T7">a[3][1] ==&gt; 4</text:span></text:p>
                  </text:list-item>
                </text:list>
              </text:list-item>
              <text:list-item>
                <text:p text:style-name="P10"><text:span text:style-name="T7"><text:s/></text:span><text:span text:style-name="T7">觀念驗證 </text:span><text:span text:style-name="T7">9.2, 9.3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_20_1" presentation:presentation-page-layout-name="AL2T11">
        <draw:frame draw:name="標題 1" presentation:style-name="pr4" draw:text-style-name="P2" draw:layer="layout" svg:width="25.399cm" svg:height="3.174cm" svg:x="0cm" svg:y="0.524cm" presentation:class="title" presentation:user-transformed="true">
          <draw:text-box>
            <text:p text:style-name="P1"><text:span text:style-name="T2">Tuple </text:span><text:span text:style-name="T2">的操作</text:span></text:p>
          </draw:text-box>
        </draw:frame>
        <draw:frame draw:name="內容版面配置區 2" presentation:style-name="pr5" draw:text-style-name="P2" draw:layer="layout" svg:width="22.201cm" svg:height="13.601cm" svg:x="1.499cm" svg:y="4.124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串接與複製</text:span></text:p>
                <text:list>
                  <text:list-item>
                    <text:p text:style-name="P10"><text:span text:style-name="T7">(1,2,3) + ('a','b','c') ==&gt; (1,2,3,'a','b','c')</text:span></text:p>
                  </text:list-item>
                  <text:list-item>
                    <text:p text:style-name="P10"><text:span text:style-name="T7">(1,2,3) * 2 ==&gt; (1,2,3,1,2,3)</text:span></text:p>
                  </text:list-item>
                </text:list>
              </text:list-item>
              <text:list-item>
                <text:p text:style-name="P10"><text:span text:style-name="T7"><text:s text:c="3"/></text:span><text:span text:style-name="T7">元素的交換</text:span></text:p>
                <text:list>
                  <text:list-item>
                    <text:p text:style-name="P10"><text:span text:style-name="T7">a = 'abc'</text:span><text:span text:style-name="T7"><text:line-break/></text:span><text:span text:style-name="T7">b = 123</text:span></text:p>
                  </text:list-item>
                  <text:list-item>
                    <text:p text:style-name="P10"><text:span text:style-name="T7">(a,b) = (b,a)</text:span><text:span text:style-name="T7"><text:line-break/></text:span><text:span text:style-name="T7">a ==&gt; 123</text:span><text:span text:style-name="T7"><text:line-break/></text:span><text:span text:style-name="T7">b ==&gt; 'abc'</text:span><text:span text:style-name="T7"><text:line-break/></text:span><text:span text:style-name="T7">小括號也可省略</text:span></text:p>
                  </text:list-item>
                </text:list>
              </text:list-item>
              <text:list-item>
                <text:p text:style-name="P10"><text:span text:style-name="T7"><text:s/></text:span><text:span text:style-name="T7">觀念驗證 <text:s/></text:span><text:span text:style-name="T7">9.4, 9.5, 9.6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_20_1" presentation:presentation-page-layout-name="AL2T11">
        <draw:frame draw:name="標題 1" presentation:style-name="pr4" draw:text-style-name="P2" draw:layer="layout" svg:width="25.399cm" svg:height="3.174cm" svg:x="0cm" svg:y="0.524cm" presentation:class="title" presentation:user-transformed="true">
          <draw:text-box>
            <text:p text:style-name="P1"><text:span text:style-name="T2">Python </text:span><text:span text:style-name="T2">的輸出</text:span></text:p>
          </draw:text-box>
        </draw:frame>
        <draw:frame draw:name="內容版面配置區 2" presentation:style-name="pr5" draw:text-style-name="P2" draw:layer="layout" svg:width="22.201cm" svg:height="13.601cm" svg:x="1.499cm" svg:y="4.124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我們已學過輸出函式：</text:span></text:p>
                <text:list>
                  <text:list-item>
                    <text:p text:style-name="P10"><text:span text:style-name="T7">print(exp1,exp2,...)</text:span></text:p>
                  </text:list-item>
                  <text:list-item>
                    <text:p text:style-name="P10"><text:span text:style-name="T7">運算式之間會自動加入空格</text:span></text:p>
                  </text:list-item>
                  <text:list-item>
                    <text:p text:style-name="P10"><text:span text:style-name="T7">輸出完畢自動加換行</text:span></text:p>
                  </text:list-item>
                </text:list>
              </text:list-item>
              <text:list-item>
                <text:p text:style-name="P10"><text:span text:style-name="T7"><text:s text:c="2"/></text:span><text:span text:style-name="T7">改變輸出的格式</text:span></text:p>
                <text:list>
                  <text:list-item>
                    <text:p text:style-name="P10"><text:span text:style-name="T7">print(1,2,3,sep = '$') <text:s/>==&gt; 1$2$3</text:span></text:p>
                  </text:list-item>
                  <text:list-item>
                    <text:p text:style-name="P10"><text:span text:style-name="T7">print('hello', end = '!!!\n') ==&gt; hello!!! <text:s/></text:span><text:span text:style-name="T7">再換行</text:span></text:p>
                  </text:list-item>
                </text:list>
              </text:list-item>
              <text:list-item>
                <text:p text:style-name="P10"><text:span text:style-name="T7"><text:s/></text:span><text:span text:style-name="T7">觀念驗證</text:span></text:p>
                <text:list>
                  <text:list-item>
                    <text:p text:style-name="P10"><text:span text:style-name="T7">10.1, 10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_20_1" presentation:presentation-page-layout-name="AL2T11">
        <draw:frame draw:name="標題 1" presentation:style-name="pr4" draw:text-style-name="P2" draw:layer="layout" svg:width="25.399cm" svg:height="3.174cm" svg:x="0cm" svg:y="0.524cm" presentation:class="title" presentation:user-transformed="true">
          <draw:text-box>
            <text:p text:style-name="P1"><text:span text:style-name="T2">Python </text:span><text:span text:style-name="T2">的輸入</text:span></text:p>
          </draw:text-box>
        </draw:frame>
        <draw:frame draw:name="內容版面配置區 2" presentation:style-name="pr5" draw:text-style-name="P2" draw:layer="layout" svg:width="22.201cm" svg:height="13.601cm" svg:x="1.499cm" svg:y="4.124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Python </text:span><text:span text:style-name="T7">以 </text:span><text:span text:style-name="T7">input </text:span><text:span text:style-name="T7">函式執行輸入工作</text:span></text:p>
              </text:list-item>
              <text:list-item>
                <text:p text:style-name="P8"><text:span text:style-name="T7"><text:s text:c="2"/></text:span><text:span text:style-name="T7">Input </text:span><text:span text:style-name="T7">函式需要一個字串參數以提示使用者該輸入甚麼</text:span></text:p>
                <text:list>
                  <text:list-item>
                    <text:p text:style-name="P10"><text:span text:style-name="T7">input('Please enter your age: ')</text:span></text:p>
                  </text:list-item>
                  <text:list-item>
                    <text:p text:style-name="P10"><text:span text:style-name="T7">input('What is your name? ')</text:span></text:p>
                  </text:list-item>
                </text:list>
              </text:list-item>
              <text:list-item>
                <text:p text:style-name="P10"><text:span text:style-name="T7"><text:s text:c="2"/></text:span><text:span text:style-name="T7">通常我們會用一個變數來儲存使用者輸入的內容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age = input('Please enter your age: ')</text:span></text:p>
                  </text:list-item>
                  <text:list-item>
                    <text:p text:style-name="P10"><text:span text:style-name="T7">name = input('What is your name? ')</text:span></text:p>
                  </text:list-item>
                </text:list>
              </text:list-item>
              <text:list-item>
                <text:p text:style-name="P10"><text:span text:style-name="T7"><text:s text:c="2"/></text:span><text:span text:style-name="T7">輸入的內容一律是字串</text:span></text:p>
                <text:list>
                  <text:list-item>
                    <text:p text:style-name="P10"><text:span text:style-name="T7">age ==&gt; '34'</text:span></text:p>
                  </text:list-item>
                  <text:list-item>
                    <text:p text:style-name="P10"><text:span text:style-name="T7">name ==&gt; 'jack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_20_1" presentation:presentation-page-layout-name="AL2T11">
        <draw:frame draw:name="標題 1" presentation:style-name="pr4" draw:text-style-name="P2" draw:layer="layout" svg:width="25.399cm" svg:height="3.174cm" svg:x="0cm" svg:y="0.524cm" presentation:class="title" presentation:user-transformed="true">
          <draw:text-box>
            <text:p text:style-name="P1"><text:span text:style-name="T2">輸入資料的型別轉換</text:span></text:p>
          </draw:text-box>
        </draw:frame>
        <draw:frame draw:name="內容版面配置區 2" presentation:style-name="pr5" draw:text-style-name="P2" draw:layer="layout" svg:width="22.201cm" svg:height="13.601cm" svg:x="1.499cm" svg:y="4.124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我們已經學過型別轉換的函式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age = input('Please enter your age: ')</text:span></text:p>
                  </text:list-item>
                  <text:list-item>
                    <text:p text:style-name="P10"><text:span text:style-name="T7">age = int(age)</text:span></text:p>
                  </text:list-item>
                  <text:list-item>
                    <text:p text:style-name="P10"><text:span text:style-name="T7">也可以這樣寫</text:span><text:span text:style-name="T7">:</text:span><text:span text:style-name="T7"><text:line-break/></text:span><text:span text:style-name="T7">w = float(input('Please enter your weight: '))</text:span></text:p>
                  </text:list-item>
                </text:list>
              </text:list-item>
              <text:list-item>
                <text:p text:style-name="P10"><text:span text:style-name="T7">練習</text:span></text:p>
                <text:list>
                  <text:list-item>
                    <text:p text:style-name="P10"><text:span text:style-name="T7">習題 </text:span><text:span text:style-name="T7">Q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_20_1" presentation:presentation-page-layout-name="AL2T11">
        <draw:frame draw:name="標題 1" presentation:style-name="pr4" draw:text-style-name="P2" draw:layer="layout" svg:width="25.399cm" svg:height="3.174cm" svg:x="0cm" svg:y="0.524cm" presentation:class="title" presentation:user-transformed="true">
          <draw:text-box>
            <text:p text:style-name="P1"><text:span text:style-name="T2">程式範例</text:span><text:span text:style-name="T2">: </text:span><text:span text:style-name="T2">重組姓名</text:span></text:p>
          </draw:text-box>
        </draw:frame>
        <draw:frame draw:name="內容版面配置區 2" presentation:style-name="pr5" draw:text-style-name="P2" draw:layer="layout" svg:width="22.201cm" svg:height="13.601cm" svg:x="1.499cm" svg:y="4.124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將兩個人的姓名重新排列組合，產生新姓名</text:span><text:span text:style-name="T7">:</text:span></text:p>
                <text:list>
                  <text:list-item>
                    <text:p text:style-name="P10"><text:span text:style-name="T7">姓名的格式是 </text:span></text:p>
                  </text:list-item>
                  <text:list-item>
                    <text:p text:style-name="P10"><text:span text:style-name="T7">First_name Last_name</text:span><text:span text:style-name="T7">。如 </text:span><text:span text:style-name="T7">Michael Jacson</text:span></text:p>
                  </text:list-item>
                  <text:list-item>
                    <text:p text:style-name="P10"><text:span text:style-name="T7">把第一個人的姓前半部，與第二個人的姓前半部，</text:span><text:span text:style-name="T7"><text:line-break/></text:span><text:span text:style-name="T7">組合成新的姓。</text:span></text:p>
                  </text:list-item>
                  <text:list-item>
                    <text:p text:style-name="P10"><text:span text:style-name="T7">同樣的方法組合出新的名字。</text:span></text:p>
                  </text:list-item>
                  <text:list-item>
                    <text:p text:style-name="P10"><text:span text:style-name="T7">總共有八種可能的組合，我們只示範其中一種。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_20_1" presentation:presentation-page-layout-name="AL2T11">
        <draw:frame draw:name="標題 1" presentation:style-name="pr4" draw:text-style-name="P2" draw:layer="layout" svg:width="25.399cm" svg:height="3.174cm" svg:x="0cm" svg:y="0.524cm" presentation:class="title" presentation:user-transformed="true">
          <draw:text-box>
            <text:p text:style-name="P1"><text:span text:style-name="T2">程式範例</text:span><text:span text:style-name="T2">: </text:span><text:span text:style-name="T2">重組姓名</text:span></text:p>
          </draw:text-box>
        </draw:frame>
        <draw:frame draw:name="內容版面配置區 2" presentation:style-name="pr5" draw:text-style-name="P2" draw:layer="layout" svg:width="22.201cm" svg:height="13.601cm" svg:x="1.499cm" svg:y="4.124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需要的資料結構</text:span><text:span text:style-name="T7">:</text:span></text:p>
                <text:list>
                  <text:list-item>
                    <text:p text:style-name="P10"><text:span text:style-name="T7">字串</text:span><text:span text:style-name="T7">: </text:span><text:span text:style-name="T7">輸入的全名</text:span><text:span text:style-name="T7"><text:line-break/></text:span><text:span text:style-name="T7">f_name = input('enter one full name(first last):')</text:span></text:p>
                  </text:list-item>
                  <text:list-item>
                    <text:p text:style-name="P10"><text:span text:style-name="T7">Tuple : </text:span><text:span text:style-name="T7">將姓與名儲存在一個 </text:span><text:span text:style-name="T7">tuple </text:span><text:span text:style-name="T7">內</text:span><text:span text:style-name="T7"><text:line-break/></text:span><text:span text:style-name="T7">name = (first,last)</text:span></text:p>
                  </text:list-item>
                </text:list>
              </text:list-item>
              <text:list-item>
                <text:p text:style-name="P10"><text:span text:style-name="T7"><text:s/></text:span><text:span text:style-name="T7">演算法</text:span><text:span text:style-name="T7">:</text:span></text:p>
                <text:list>
                  <text:list-item>
                    <text:p text:style-name="P10"><text:span text:style-name="T7">輸入全名，並拆解成姓與名</text:span><text:span text:style-name="T7">(</text:span><text:span text:style-name="T7">以空格分割</text:span><text:span text:style-name="T7">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取第一個姓和第二個姓的前半部組成新姓</text:span><text:span text:style-name="T7">;</text:span><text:span text:style-name="T7"><text:line-break/></text:span><text:span text:style-name="T7">取第一個名和第二個名的前半部組成新名</text:span></text:p>
                  </text:list-item>
                  <text:list-item>
                    <text:p text:style-name="P10"><text:span text:style-name="T7">建構新姓名並輸出之。</text:span></text:p>
                  </text:list-item>
                </text:list>
              </text:list-item>
              <text:list-item>
                <text:p text:style-name="P10"><text:span text:style-name="T7">程式</text:span><text:span text:style-name="T7">: constructName.p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_20_1" presentation:presentation-page-layout-name="AL2T11">
        <draw:frame draw:name="標題 1" presentation:style-name="pr4" draw:text-style-name="P2" draw:layer="layout" svg:width="25.399cm" svg:height="3.174cm" svg:x="0cm" svg:y="0.524cm" presentation:class="title" presentation:user-transformed="true">
          <draw:text-box>
            <text:p text:style-name="P1"><text:span text:style-name="T2">錯誤訊息與除錯</text:span></text:p>
          </draw:text-box>
        </draw:frame>
        <draw:frame draw:name="內容版面配置區 2" presentation:style-name="pr5" draw:text-style-name="P2" draw:layer="layout" svg:width="22.201cm" svg:height="13.601cm" svg:x="1.499cm" svg:y="4.124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程式執行時如發生錯誤，</text:span><text:span text:style-name="T7">python </text:span><text:span text:style-name="T7">會顯示一段</text:span><text:span text:style-name="T7"><text:line-break/></text:span><text:span text:style-name="T7"> <text:s/>錯誤訊息。相較於其他語言，</text:span><text:span text:style-name="T7">python </text:span><text:span text:style-name="T7">的錯誤訊息</text:span><text:span text:style-name="T7"><text:line-break/></text:span><text:span text:style-name="T7"> <text:s/>很容易看懂。但這只限於文法上的錯誤。</text:span></text:p>
              </text:list-item>
              <text:list-item>
                <text:p text:style-name="P8"><text:span text:style-name="T7"><text:s text:c="2"/></text:span><text:span text:style-name="T7">寫程式出錯是寶貴的經驗，可提升程式開發能力。</text:span></text:p>
              </text:list-item>
              <text:list-item>
                <text:p text:style-name="P8"><text:span text:style-name="T7"><text:s text:c="2"/></text:span><text:span text:style-name="T7">練習</text:span><text:span text:style-name="T7">: </text:span><text:span text:style-name="T7">觀念驗證 </text:span><text:span text:style-name="T7">12.1</text:span></text:p>
              </text:list-item>
              <text:list-item>
                <text:p text:style-name="P8"><text:span text:style-name="T7"><text:s text:c="2"/></text:span><text:span text:style-name="T7">最可怕的是，程式執行正確，答案卻錯誤</text:span><text:span text:style-name="T7">:</text:span></text:p>
                <text:list>
                  <text:list-item>
                    <text:p text:style-name="P10"><text:span text:style-name="T7">求 </text:span><text:span text:style-name="T7">2 </text:span><text:span text:style-name="T7">的平方根，得到</text:span><text:span text:style-name="T7">1</text:span></text:p>
                  </text:list-item>
                  <text:list-item>
                    <text:p text:style-name="P10"><text:span text:style-name="T7">這種錯誤 </text:span><text:span text:style-name="T7">python </text:span><text:span text:style-name="T7">幫不上忙</text:span><text:span text:style-name="T7">; </text:span><text:span text:style-name="T7"><text:line-break/></text:span><text:span text:style-name="T7">debugger </text:span><text:span text:style-name="T7">或許派得上用場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_20_1" presentation:presentation-page-layout-name="AL2T11">
        <draw:frame draw:name="標題 1" presentation:style-name="pr4" draw:text-style-name="P2" draw:layer="layout" svg:width="25.399cm" svg:height="3.174cm" svg:x="0cm" svg:y="0.524cm" presentation:class="title" presentation:user-transformed="true">
          <draw:text-box>
            <text:p text:style-name="P1"><text:span text:style-name="T2">IDLE</text:span><text:span text:style-name="T2">的除錯工具</text:span></text:p>
          </draw:text-box>
        </draw:frame>
        <draw:frame draw:name="內容版面配置區 2" presentation:style-name="pr5" draw:text-style-name="P2" draw:layer="layout" svg:width="22.201cm" svg:height="13.601cm" svg:x="1.499cm" svg:y="4.124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程式的錯誤大致上可用兩種方法協助除錯</text:span></text:p>
                <text:list>
                  <text:list-item>
                    <text:p text:style-name="P10"><text:span text:style-name="T7">在懷疑處用 </text:span><text:span text:style-name="T7">print() </text:span><text:span text:style-name="T7">函式印出相關變數來追蹤</text:span></text:p>
                  </text:list-item>
                  <text:list-item>
                    <text:p text:style-name="P10"><text:span text:style-name="T7">利用整合環境的除錯工具</text:span></text:p>
                  </text:list-item>
                </text:list>
              </text:list-item>
              <text:list-item>
                <text:p text:style-name="P10"><text:span text:style-name="T7"><text:s text:c="2"/></text:span><text:span text:style-name="T7">除錯工具的運用</text:span></text:p>
                <text:list>
                  <text:list-item>
                    <text:p text:style-name="P10"><text:span text:style-name="T7"><text:s/></text:span><text:span text:style-name="T7">逐行執行程式</text:span><text:span text:style-name="T7"><text:line-break/></text:span><text:span text:style-name="T7"> <text:s/>每執行一行，便觀察相關變數的變化</text:span></text:p>
                  </text:list-item>
                  <text:list-item>
                    <text:p text:style-name="P10"><text:span text:style-name="T7"><text:s/></text:span><text:span text:style-name="T7">設置中斷點</text:span><text:span text:style-name="T7"><text:line-break/></text:span><text:span text:style-name="T7"> <text:s/>程式執行到中斷點才停下來，可讓我們審視</text:span><text:span text:style-name="T7"><text:line-break/></text:span><text:span text:style-name="T7"> <text:s/>相關變數。</text:span></text:p>
                  </text:list-item>
                  <text:list-item>
                    <text:p text:style-name="P10"><text:span text:style-name="T7"><text:s/></text:span><text:span text:style-name="T7">可以設置多個中斷點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_20_1" presentation:presentation-page-layout-name="AL2T11">
        <draw:frame draw:name="標題 1" presentation:style-name="pr4" draw:text-style-name="P2" draw:layer="layout" svg:width="25.399cm" svg:height="3.174cm" svg:x="0cm" svg:y="0.524cm" presentation:class="title" presentation:user-transformed="true">
          <draw:text-box>
            <text:p text:style-name="P1"><text:span text:style-name="T2">作業</text:span><text:span text:style-name="T2">:</text:span><text:span text:style-name="T2">姓名重組</text:span></text:p>
          </draw:text-box>
        </draw:frame>
        <draw:frame draw:name="內容版面配置區 2" presentation:style-name="pr5" draw:text-style-name="P2" draw:layer="layout" svg:width="22.201cm" svg:height="13.601cm" svg:x="1.499cm" svg:y="4.124cm" presentation:class="outline" presentation:user-transformed="true">
          <draw:text-box>
            <text:list text:style-name="L3">
              <text:list-item>
                <text:p text:style-name="P8"><text:span text:style-name="T7"><text:s text:c="2"/></text:span><text:span text:style-name="T7">輸入一個全名</text:span><text:span text:style-name="T7">(firstName lastName)</text:span><text:span text:style-name="T7">，</text:span><text:span text:style-name="T7"><text:line-break/></text:span><text:span text:style-name="T7"> <text:s text:c="2"/>將姓的前兩個字母與名字的後兩個字母組成新姓，</text:span><text:span text:style-name="T7"><text:line-break/></text:span><text:span text:style-name="T7"> <text:s text:c="2"/></text:span><text:span text:style-name="T9">將姓的後兩個字母與名字的前兩個字母組成新名，</text:span><text:span text:style-name="T9"><text:line-break/></text:span><text:span text:style-name="T9"> <text:s text:c="2"/>印出新姓名</text:span><text:span text:style-name="T9">-- </text:span><text:span text:style-name="T9">新的姓和名第一個字母大寫，其餘</text:span><text:span text:style-name="T9"><text:line-break/></text:span><text:span text:style-name="T9"> <text:s text:c="2"/>小寫。</text:span></text:p>
              </text:list-item>
              <text:list-item>
                <text:p text:style-name="P8"><text:span text:style-name="T9"><text:s text:c="2"/></text:span><text:span text:style-name="T9">提示</text:span><text:span text:style-name="T9">: </text:span><text:span text:style-name="T9">參考字串的方法 </text:span><text:span text:style-name="T9">lower(), capitalize()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b4dcfa" draw:end-color="#ffffff" draw:start-intensity="100%" draw:end-intensity="100%" draw:angle="900" draw:border="0%"/>
    <draw:gradient draw:name="Gradient_20_8" draw:display-name="Gradient 8" draw:style="linear" draw:start-color="#ffffff" draw:end-color="#ffffff" draw:start-intensity="100%" draw:end-intensity="100%" draw:angle="0" draw:border="0%"/>
    <draw:gradient draw:name="Gradient_20_9" draw:display-name="Gradient 9" draw:style="ellipsoid" draw:cx="50%" draw:cy="50%" draw:start-color="#ffffff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gradient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22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zh" style:country-asian="TW" style:font-style-asian="normal" style:font-weight-asian="normal" style:font-family-complex="Mangal" style:font-family-generic-complex="system" style:font-pitch-complex="variable" style:font-size-complex="2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background" style:display-name="預設 1-background" style:family="presentation">
      <style:graphic-properties draw:stroke="none" draw:fill="gradient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22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zh" style:country-asian="TW" style:font-style-asian="normal" style:font-weight-asian="normal" style:font-family-complex="Mangal" style:font-family-generic-complex="system" style:font-pitch-complex="variable" style:font-size-complex="2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outline2" style:display-name="預設 1-outline2" style:family="presentation" style:parent-style-name="預設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_20_1-outline3" style:display-name="預設 1-outline3" style:family="presentation" style:parent-style-name="預設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預設_20_1-outline4" style:display-name="預設 1-outline4" style:family="presentation" style:parent-style-name="預設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gradient" draw:fill-gradient-name="Gradient_20_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預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55cm" fo:margin-bottom="0.106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.106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27cm" fo:margin-bottom="0.106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12cm" fo:margin-bottom="0.106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98cm" fo:margin-bottom="0.106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fo:font-family="'Trebuchet MS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4" style:family="text">
      <style:text-properties style:text-line-through-style="none" fo:font-family="'Trebuchet MS'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MT5" style:family="text">
      <style:text-properties fo:color="#404040" style:text-line-through-style="none" fo:font-family="'Trebuchet MS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*">
        <style:list-level-properties text:space-before="0.509cm" text:min-label-width="1.269cm"/>
        <style:text-properties fo:font-family="Georgia" style:font-family-generic="roman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*">
        <style:list-level-properties text:space-before="0.001cm" text:min-label-width="0.888cm"/>
        <style:text-properties fo:font-family="Georgia" style:font-family-generic="roman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fo:color="#c3260c" fo:font-size="13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fo:color="#c3260c" fo:font-size="130%"/>
      </text:list-level-style-bullet>
      <text:list-level-style-bullet text:level="4" text:bullet-char="*">
        <style:list-level-properties text:space-before="2.541cm" text:min-label-width="0.507cm"/>
        <style:text-properties fo:font-family="Georgia" style:font-family-generic="roman" fo:color="#c3260c" fo:font-size="13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fo:color="#c3260c" fo:font-size="130%"/>
      </text:list-level-style-bullet>
      <text:list-level-style-bullet text:level="4" text:bullet-char="*">
        <style:list-level-properties text:space-before="2.541cm" text:min-label-width="0.507cm"/>
        <style:text-properties fo:font-family="Georgia" style:font-family-generic="roman" fo:color="#c3260c" fo:font-size="130%"/>
      </text:list-level-style-bullet>
      <text:list-level-style-bullet text:level="5" text:bullet-char="*">
        <style:list-level-properties text:space-before="3.354cm" text:min-label-width="0.507cm"/>
        <style:text-properties fo:font-family="Georgia" style:font-family-generic="roman" fo:color="#c3260c" fo:font-size="13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1</text:page-number></text:span></text:p>
        </draw:text-box>
      </draw:frame>
    </style:handout-master>
    <style:master-page style:name="預設" style:page-layout-name="PM1" draw:style-name="Mdp1">
      <draw:custom-shape draw:name="Rectangle 6" draw:style-name="Mgr3" draw:text-style-name="MP3" draw:layer="backgroundobjects" svg:width="25.399cm" svg:height="4.867cm" svg:x="0cm" svg:y="14.182cm">
        <text:p/>
        <draw:enhanced-geometry svg:viewBox="0 0 21600 21600" draw:type="rectangle" draw:enhanced-path="M 0 0 L 21600 0 21600 21600 0 21600 0 0 Z N"/>
      </draw:custom-shape>
      <draw:custom-shape draw:name="Rectangle 7" draw:style-name="Mgr3" draw:text-style-name="MP3" draw:layer="backgroundobjects" svg:width="25.399cm" svg:height="14.181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5.399cm" svg:height="6.349cm" svg:x="0cm" svg:y="10.468cm">
        <text:p/>
        <draw:enhanced-geometry svg:viewBox="0 0 21600 21600" draw:type="rectangle" draw:enhanced-path="M 0 0 L 21600 0 21600 21600 0 21600 0 0 Z N"/>
      </draw:custom-shape>
      <draw:custom-shape draw:name="Oval 9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10" draw:style-name="Mgr3" draw:text-style-name="MP3" draw:layer="backgroundobjects" svg:width="25.399cm" svg:height="8.308cm" svg:x="0cm" svg:y="10.741cm">
        <text:p/>
        <draw:enhanced-geometry svg:viewBox="0 0 21600 21600" draw:type="rectangle" draw:enhanced-path="M 0 0 L 21600 0 21600 21600 0 21600 0 0 Z N"/>
      </draw:custom-shape>
      <draw:custom-shape draw:name="Rectangle 11" draw:style-name="Mgr3" draw:text-style-name="MP3" draw:layer="backgroundobjects" svg:width="25.399cm" svg:height="10.74cm" svg:x="0cm" svg:y="0cm">
        <text:p/>
        <draw:enhanced-geometry svg:viewBox="0 0 21600 21600" draw:type="rectangle" draw:enhanced-path="M 0 0 L 21600 0 21600 21600 0 21600 0 0 Z N"/>
      </draw:custom-shape>
      <draw:custom-shape draw:name="Rectangle 12" draw:style-name="Mgr4" draw:text-style-name="MP3" draw:layer="backgroundobjects" svg:width="25.399cm" svg:height="6.349cm" svg:x="0cm" svg:y="7.368cm">
        <text:p/>
        <draw:enhanced-geometry svg:viewBox="0 0 21600 21600" draw:type="rectangle" draw:enhanced-path="M 0 0 L 21600 0 21600 21600 0 21600 0 0 Z N"/>
      </draw:custom-shape>
      <draw:custom-shape draw:name="Oval 13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Date Placeholder 3" presentation:style-name="Mpr1" draw:text-style-name="MP5" draw:layer="backgroundobjects" svg:width="6.984cm" svg:height="1.013cm" svg:x="17.145cm" svg:y="17.145cm" presentation:class="date-time" presentation:user-transformed="true">
        <draw:text-box>
          <text:p text:style-name="MP4"><text:span text:style-name="MT2"><text:date style:data-style-name="D1" text:date-value="2019-06-12">6/12/19</text:date></text:span></text:p>
        </draw:text-box>
      </draw:frame>
      <draw:frame draw:name="Footer Placeholder 4" presentation:style-name="Mpr1" draw:text-style-name="MP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1" draw:text-style-name="MP7" draw:layer="backgroundobjects" svg:width="5.079cm" svg:height="1.013cm" svg:x="10.583cm" svg:y="17.145cm" presentation:class="page-number" presentation:user-transformed="true">
        <draw:text-box>
          <text:p text:style-name="MP4"><text:span text:style-name="MT2"><text:page-number>21</text:page-number></text:span></text:p>
        </draw:text-box>
      </draw:frame>
      <draw:frame draw:name="Title 1" presentation:style-name="Mpr2" draw:text-style-name="MP3" draw:layer="backgroundobjects" svg:width="19.931cm" svg:height="4.98cm" svg:x="2.271cm" svg:y="8.701cm" presentation:class="title" presentation:user-transformed="true">
        <draw:text-box>
          <text:list text:style-name="ML3">
            <text:list-item>
              <text:p text:style-name="MP8"><text:span text:style-name="MT3">請按一下滑鼠，編輯標題文的格式。按一下以編輯母片標題樣式</text:span></text:p>
            </text:list-item>
          </text:list>
        </draw:text-box>
      </draw:frame>
      <draw:frame presentation:style-name="預設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1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custom-shape draw:name="Rectangle 6" draw:style-name="Mgr3" draw:text-style-name="MP3" draw:layer="backgroundobjects" svg:width="25.399cm" svg:height="4.867cm" svg:x="0cm" svg:y="14.182cm">
        <text:p/>
        <draw:enhanced-geometry svg:viewBox="0 0 21600 21600" draw:type="rectangle" draw:enhanced-path="M 0 0 L 21600 0 21600 21600 0 21600 0 0 Z N"/>
      </draw:custom-shape>
      <draw:custom-shape draw:name="Rectangle 7" draw:style-name="Mgr3" draw:text-style-name="MP3" draw:layer="backgroundobjects" svg:width="25.399cm" svg:height="14.181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5.399cm" svg:height="6.349cm" svg:x="0cm" svg:y="10.468cm">
        <text:p/>
        <draw:enhanced-geometry svg:viewBox="0 0 21600 21600" draw:type="rectangle" draw:enhanced-path="M 0 0 L 21600 0 21600 21600 0 21600 0 0 Z N"/>
      </draw:custom-shape>
      <draw:custom-shape draw:name="Oval 9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Date Placeholder 3" presentation:style-name="Mpr5" draw:text-style-name="MP5" draw:layer="backgroundobjects" svg:width="6.984cm" svg:height="1.013cm" svg:x="17.145cm" svg:y="17.145cm" presentation:class="date-time" presentation:user-transformed="true">
        <draw:text-box>
          <text:p text:style-name="MP4"><text:span text:style-name="MT2"><text:date style:data-style-name="D1" text:date-value="2019-06-12">6/12/19</text:date></text:span></text:p>
        </draw:text-box>
      </draw:frame>
      <draw:frame draw:name="Footer Placeholder 4" presentation:style-name="Mpr5" draw:text-style-name="MP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5" draw:text-style-name="MP7" draw:layer="backgroundobjects" svg:width="5.079cm" svg:height="1.013cm" svg:x="10.583cm" svg:y="17.145cm" presentation:class="page-number" presentation:user-transformed="true">
        <draw:text-box>
          <text:p text:style-name="MP4"><text:span text:style-name="MT2"><text:page-number>21</text:page-number></text:span></text:p>
        </draw:text-box>
      </draw:frame>
      <draw:frame draw:name="Title 7" presentation:style-name="Mpr6" draw:text-style-name="MP3" draw:layer="backgroundobjects" svg:width="18.089cm" svg:height="3.174cm" svg:x="4.981cm" svg:y="12.145cm" presentation:class="title" presentation:user-transformed="true">
        <draw:text-box>
          <text:list text:style-name="ML4">
            <text:list-item>
              <text:p text:style-name="MP8"><text:span text:style-name="MT4">請按一下滑鼠，編輯標題文的格式。按一下以編輯母片標題樣式</text:span></text:p>
            </text:list-item>
          </text:list>
        </draw:text-box>
      </draw:frame>
      <draw:frame draw:name="Content Placeholder 9" presentation:style-name="Mpr7" draw:text-style-name="MP3" draw:layer="backgroundobjects" svg:width="17.779cm" svg:height="9.651cm" svg:x="3.175cm" svg:y="2.032cm" presentation:class="outline" presentation:user-transformed="true">
        <draw:text-box>
          <text:list text:style-name="ML5">
            <text:list-item>
              <text:p><text:span text:style-name="MT5">請按滑鼠，編輯大綱文字格式。</text:span></text:p>
              <text:list>
                <text:list-item>
                  <text:p><text:span text:style-name="MT5">第二個大綱層次</text:span></text:p>
                  <text:list>
                    <text:list-item>
                      <text:p><text:span text:style-name="MT5">第三個大綱層次</text:span></text:p>
                      <text:list>
                        <text:list-item>
                          <text:p><text:span text:style-name="MT5">第四個大綱層次</text:span></text:p>
                          <text:list>
                            <text:list-item>
                              <text:p><text:span text:style-name="MT5">第五個大綱層次</text:span></text:p>
                              <text:list>
                                <text:list-item>
                                  <text:p><text:span text:style-name="MT5">第六個大綱層次</text:span></text:p>
                                  <text:list>
                                    <text:list-item>
                                      <text:p><text:span text:style-name="MT5">第七個大綱層次</text:span></text:p>
                                      <text:list>
                                        <text:list-item>
                                          <text:p><text:span text:style-name="MT5">第八個大綱層次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5">第九個大綱層次按一下以編輯母片文字樣式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6">第二層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第三層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預設_20_1-title" draw:layer="backgroundobjects" svg:width="14.848cm" svg:height="11.136cm" svg:x="3.075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6-12T21:50:38.55</dc:date>
    <dc:creator>michael lyuee</dc:creator>
    <meta:generator>OpenOffice/4.1.5$Win32 OpenOffice.org_project/415m1$Build-9789</meta:generator>
    <meta:editing-duration>PT5H17M3S</meta:editing-duration>
    <meta:editing-cycles>15</meta:editing-cycles>
    <meta:document-statistic meta:object-count="130"/>
  </office:meta>
</office:document-meta>
</file>